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'JetBrains Mono', monospace'" style:font-family-asian="''JetBrains Mono', monospace'" style:font-family-complex="''JetBrains Mono', monospace'" fo:background-color="transparent" fo:color="#0033b3"/>
    </style:style>
    <style:style style:name="T6" style:family="text">
      <style:text-properties fo:font-size="12.00pt" fo:font-weight="normal" fo:font-family="''JetBrains Mono', monospace'" style:font-family-asian="''JetBrains Mono', monospace'" style:font-family-complex="''JetBrains Mono', monospace'" fo:background-color="transparent" fo:color="#080808"/>
    </style:style>
    <style:style style:name="T7" style:family="text">
      <style:text-properties fo:font-size="12.00pt" fo:font-weight="normal" fo:font-family="''JetBrains Mono', monospace'" style:font-family-asian="''JetBrains Mono', monospace'" style:font-family-complex="''JetBrains Mono', monospace'" fo:background-color="transparent" fo:color="#1750eb"/>
    </style:style>
    <style:style style:name="T8" style:family="text">
      <style:text-properties fo:font-size="12.00pt" fo:font-weight="normal" fo:font-family="''JetBrains Mono', monospace'" style:font-family-asian="''JetBrains Mono', monospace'" style:font-family-complex="''JetBrains Mono', monospace'" fo:background-color="transparent" fo:color="#080808"/>
    </style:style>
    <style:style style:name="T9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033b3"/>
    </style:style>
    <style:style style:name="T10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#ffffff" fo:color="#080808"/>
    </style:style>
    <style:style style:name="T12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00000"/>
    </style:style>
    <style:style style:name="T13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14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871094" fo:font-style="italic"/>
    </style:style>
    <style:style style:name="T15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16" style:family="text">
      <style:text-properties fo:font-size="10.00pt" fo:font-weight="normal" fo:font-family="'Courier New'" style:font-family-asian="'Courier New'" style:font-family-complex="'Courier New'" fo:background-color="#ffffff" fo:color="#080808"/>
    </style:style>
    <style:style style:name="T17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18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033b3"/>
    </style:style>
    <style:style style:name="T19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20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1750eb"/>
    </style:style>
    <style:style style:name="T21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22" style:family="text">
      <style:text-properties fo:font-size="10.00pt" fo:font-weight="normal" fo:font-family="'Courier New'" style:font-family-asian="'Courier New'" style:font-family-complex="'Courier New'" fo:background-color="#ffffff" fo:color="#080808"/>
    </style:style>
    <style:style style:name="T23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033b3"/>
    </style:style>
    <style:style style:name="T24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25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1750eb"/>
    </style:style>
    <style:style style:name="T26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#ffffff" fo:color="#080808"/>
    </style:style>
    <style:style style:name="T28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033b3"/>
    </style:style>
    <style:style style:name="T29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30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1750eb"/>
    </style:style>
    <style:style style:name="T31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#ffffff" fo:color="#080808"/>
    </style:style>
    <style:style style:name="T33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00000"/>
    </style:style>
    <style:style style:name="T34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35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871094" fo:font-style="italic"/>
    </style:style>
    <style:style style:name="T36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#ffffff" fo:color="#080808"/>
    </style:style>
    <style:style style:name="T38" style:family="text">
      <style:text-properties fo:font-size="10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39" style:family="text">
      <style:text-properties fo:font-size="12.00pt" fo:font-weight="normal" fo:font-family="'Courier New'" style:font-family-asian="'Courier New'" style:font-family-complex="'Courier New'" fo:background-color="#ffffff" fo:color="#080808"/>
    </style:style>
    <style:style style:name="T40" style:family="text">
      <style:text-properties fo:font-size="12.00pt" fo:font-weight="normal" fo:font-family="''JetBrains Mono', monospace'" style:font-family-asian="''JetBrains Mono', monospace'" style:font-family-complex="''JetBrains Mono', monospace'" fo:background-color="#ffffff" fo:color="#080808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14.15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Ejercicios Repaso</text:span></text:p>
      <text:p text:style-name="P2"><text:span text:style-name="T2"/></text:p>
      <text:p text:style-name="P2"><text:span text:style-name="T3"/></text:p>
      <text:p text:style-name="P2"><text:span text:style-name="T3">2.- Nombra las diferencias entre los siguientes dos tipos de bucle. ¿Obtenemos el mismo resultado? En qué caso, ¿sería mejor usar un bucle while frente a uno do-while? </text:span></text:p>
      <text:p text:style-name="P2"><text:span text:style-name="T4"/></text:p>
      <text:p text:style-name="P2"><text:span text:style-name="T5"><text:tab/>int<text:s/></text:span><text:span text:style-name="T6">contador =<text:s/></text:span><text:span text:style-name="T7">1</text:span><text:span text:style-name="T8">;</text:span></text:p>
      <text:p text:style-name="P2"><text:span text:style-name="T9"><text:tab/>do</text:span><text:span text:style-name="T10">{</text:span></text:p>
      <text:p text:style-name="P2"><text:span text:style-name="T11"><text:s text:c="3"/><text:tab/><text:tab/></text:span><text:span text:style-name="T12">System</text:span><text:span text:style-name="T13">.</text:span><text:span text:style-name="T14">out</text:span><text:span text:style-name="T15">.println(contador);</text:span></text:p>
      <text:p text:style-name="P2"><text:span text:style-name="T16"><text:s text:c="4"/><text:tab/><text:tab/></text:span><text:span text:style-name="T17">contador++;</text:span></text:p>
      <text:p text:style-name="P2"><text:span text:style-name="T17"><text:tab/>}</text:span><text:span text:style-name="T18">while</text:span><text:span text:style-name="T19">(contador&lt;=</text:span><text:span text:style-name="T20">5</text:span><text:span text:style-name="T21">);</text:span></text:p>
      <text:p text:style-name="P2"><text:span text:style-name="T22"><text:s/></text:span></text:p>
      <text:p text:style-name="P2"><text:span text:style-name="T23"><text:tab/>int<text:s/></text:span><text:span text:style-name="T24">contador2 =<text:s/></text:span><text:span text:style-name="T25">1</text:span><text:span text:style-name="T26">;</text:span></text:p>
      <text:p text:style-name="P2"><text:span text:style-name="T27"><text:s/><text:tab/></text:span><text:span text:style-name="T28">while</text:span><text:span text:style-name="T29">(contador2&lt;=</text:span><text:span text:style-name="T30">5</text:span><text:span text:style-name="T31">){</text:span></text:p>
      <text:p text:style-name="P2"><text:span text:style-name="T32"><text:s text:c="5"/><text:tab/><text:tab/></text:span><text:span text:style-name="T33">System</text:span><text:span text:style-name="T34">.</text:span><text:span text:style-name="T35">out</text:span><text:span text:style-name="T36">.println(contador2);</text:span></text:p>
      <text:p text:style-name="P2"><text:span text:style-name="T37"><text:s text:c="5"/><text:tab/><text:tab/></text:span><text:span text:style-name="T38">contador2++;</text:span></text:p>
      <text:p text:style-name="P3"><text:span text:style-name="T39"><text:s/><text:tab/></text:span><text:span text:style-name="T40">};</text:span></text:p>
      <text:p text:style-name="P4"><text:span text:style-name="T41">RESPUESTA</text:span></text:p>
      <text:p text:style-name="P4"><text:span text:style-name="T42">El resultado de ambos casos es el mismo, en el primer bucle que se utiliza do while se escribe en el cuerpo y lo imprime dentro y luego comprueba su condicion</text:span></text:p>
      <text:p text:style-name="P4"><text:span text:style-name="T42">En el bucle de while realiza la comprobacion y verifica si cumple lo que hay dentro .</text:span></text:p>
      <text:p text:style-name="P4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